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21-02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20-03-0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9-02-28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5-02-0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3-03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2-02-24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11-02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9-02-27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8-02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7-02-2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6-02-2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5-02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3-02-2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2-02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2000-02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9-02-2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7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5-02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3-03-05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2-02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1-02-2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90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9-02-2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8-02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7-02-22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4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3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2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8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78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330</text:p>
          </table:table-cell>
          <table:table-cell office:value-type="string" calcext:value-type="string">
            <text:p>1942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